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600000099E98BC31DDA04DBCF.png" manifest:media-type="image/png"/>
  <manifest:file-entry manifest:full-path="Pictures/1000020100000067000000739D9DDB5C91FF41CE.png" manifest:media-type="image/png"/>
  <manifest:file-entry manifest:full-path="Pictures/10000201000000400000009BD2B741CD7831A946.png" manifest:media-type="image/png"/>
  <manifest:file-entry manifest:full-path="Pictures/100002010000004D0000009B2C2007DC6D2902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cc" draw:textarea-horizontal-align="justify" draw:textarea-vertical-align="middle" draw:auto-grow-height="false" fo:min-height="0.639cm" fo:min-width="20.83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/>
    </style:style>
    <style:style style:name="gr6" style:family="graphic" style:parent-style-name="standard">
      <style:graphic-properties svg:stroke-width="0.07cm" svg:stroke-color="#333333" draw:marker-start-width="0.305cm" draw:marker-end-width="0.305cm" draw:fill="none" draw:textarea-horizontal-align="justify" draw:textarea-vertical-align="middle" draw:auto-grow-height="false" fo:min-height="0.823cm" fo:min-width="4.456cm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7cm" svg:stroke-color="#0066cc" draw:marker-start="Arrowheads_20_1" draw:marker-start-width="0.4cm" draw:marker-end="" draw:marker-end-width="0.305cm" draw:fill="none" draw:fill-color="#666666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2.75cm" fo:min-width="2.5cm"/>
    </style:style>
    <style:style style:name="gr11" style:family="graphic" style:parent-style-name="objectwithoutfill">
      <style:graphic-properties draw:stroke="dash" draw:stroke-dash="Dashed_20__28_var_29_" svg:stroke-width="0.08cm" svg:stroke-color="#1c1c1c" draw:marker-start-width="0.32cm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7cm" fo:min-width="0cm"/>
    </style:style>
    <style:style style:name="gr15" style:family="graphic" style:parent-style-name="standard">
      <style:graphic-properties draw:stroke="none" draw:fill="none" fo:min-height="1.695cm"/>
    </style:style>
    <style:style style:name="gr16" style:family="graphic" style:parent-style-name="objectwithoutfill">
      <style:graphic-properties svg:stroke-width="0.07cm" svg:stroke-color="#0066cc" draw:marker-start="" draw:marker-start-width="0.4cm" draw:marker-end="" draw:marker-end-width="0.305cm" draw:fill="none" draw:fill-color="#666666" draw:textarea-vertical-align="middle" fo:padding-top="0.16cm" fo:padding-bottom="0.16cm" fo:padding-left="0.285cm" fo:padding-right="0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21" style:family="graphic" style:parent-style-name="standard">
      <style:graphic-properties draw:stroke="none" draw:fill-color="#ff6666" draw:textarea-horizontal-align="justify" draw:textarea-vertical-align="middle" draw:auto-grow-height="false" fo:min-height="1.02cm" fo:min-width="0.77cm"/>
    </style:style>
    <style:style style:name="gr22" style:family="graphic" style:parent-style-name="standard">
      <style:graphic-properties draw:stroke="none" draw:fill-color="#99ff33" draw:textarea-horizontal-align="justify" draw:textarea-vertical-align="middle" draw:auto-grow-height="false" fo:min-height="1.015cm" fo:min-width="0.77cm"/>
    </style:style>
    <style:style style:name="gr23" style:family="graphic" style:parent-style-name="standard">
      <style:graphic-properties draw:stroke="none" draw:fill-color="#66ccff" draw:textarea-horizontal-align="justify" draw:textarea-vertical-align="middle" draw:auto-grow-height="false" fo:min-height="1.02cm" fo:min-width="0.77cm"/>
    </style:style>
    <style:style style:name="gr24" style:family="graphic" style:parent-style-name="standard">
      <style:graphic-properties draw:stroke="none" draw:fill-color="#ff99ff" draw:textarea-horizontal-align="justify" draw:textarea-vertical-align="middle" draw:auto-grow-height="false" fo:min-height="1.02cm" fo:min-width="0.77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Cantarell Extra Bold"/>
    </style:style>
    <style:style style:name="P5" style:family="paragraph">
      <style:paragraph-properties fo:text-align="center"/>
      <style:text-properties style:font-name="Cantarell1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/>
      <style:paragraph-properties fo:text-align="center"/>
      <style:text-properties style:font-name="Cantarell1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color="#808080" style:font-name="Cantarell1" fo:font-weight="bold" style:font-weight-asian="bold" style:font-weight-complex="bold"/>
    </style:style>
    <style:style style:name="P8" style:family="paragraph">
      <loext:graphic-properties draw:fill="none" draw:fill-color="#666666"/>
      <style:paragraph-properties fo:text-align="center"/>
      <style:text-properties fo:color="#808080" style:font-name="Cantarell1" fo:font-weight="bold" style:font-weight-asian="bold" style:font-weight-complex="bold"/>
    </style:style>
    <style:style style:name="P9" style:family="paragraph">
      <style:paragraph-properties fo:text-align="start"/>
      <style:text-properties fo:color="#ffffff" fo:background-color="transparent"/>
    </style:style>
    <style:style style:name="P10" style:family="paragraph">
      <loext:graphic-properties draw:fill="solid" draw:fill-color="#0084d1"/>
      <style:paragraph-properties fo:text-align="start"/>
      <style:text-properties fo:color="#ffffff" style:font-name="Cantarell1" fo:background-color="transparent"/>
    </style:style>
    <style:style style:name="P11" style:family="paragraph">
      <loext:graphic-properties draw:fill="solid" draw:fill-color="#ff950e"/>
      <style:paragraph-properties fo:text-align="start"/>
      <style:text-properties fo:color="#ffffff" style:font-name="Cantarell1" fo:background-color="transparent"/>
    </style:style>
    <style:style style:name="P12" style:family="paragraph">
      <loext:graphic-properties draw:fill="solid" draw:fill-color="#579d1c"/>
      <style:paragraph-properties fo:text-align="start"/>
      <style:text-properties fo:color="#ffffff" style:font-name="Cantarell1" fo:background-color="transparen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666666"/>
      <style:paragraph-properties fo:text-align="center"/>
      <style:text-properties style:font-name="Cantarell1" fo:font-weight="normal" style:font-weight-asian="normal" style:font-weight-complex="normal"/>
    </style:style>
    <style:style style:name="P15" style:family="paragraph">
      <style:paragraph-properties fo:text-align="center"/>
      <style:text-properties fo:color="#808080" style:font-name="Cantarell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808080" style:font-name="Cantarell" fo:font-weight="bold" style:font-weight-asian="bold" style:font-weight-complex="bold"/>
    </style:style>
    <style:style style:name="P17" style:family="paragraph">
      <style:paragraph-properties fo:text-align="center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/>
      <style:text-properties fo:color="#333333" style:font-name="Cantarell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333333" style:font-name="Cantarell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27" style:family="paragraph">
      <style:paragraph-properties fo:text-align="end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none" draw:fill-color="#ffffff"/>
      <style:paragraph-properties fo:text-align="end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29" style:family="paragraph">
      <style:paragraph-properties fo:text-align="center"/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P30" style:family="paragraph">
      <loext:graphic-properties draw:fill-color="#ff6666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fo:color="#111111" style:font-name="Cantarell1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111111" style:font-name="Cantarell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99ff33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color="#ffffff" fo:font-size="15pt" fo:font-weight="bold" fo:background-color="transparent" style:font-size-asian="15pt" style:font-weight-asian="bold" style:font-size-complex="15pt" style:font-weight-complex="bold"/>
    </style:style>
    <style:style style:name="P35" style:family="paragraph">
      <loext:graphic-properties draw:fill-color="#66ccff"/>
      <style:paragraph-properties fo:text-align="center"/>
      <style:text-properties fo:color="#ffffff" style:font-name="Cantarell1" fo:font-size="15pt" fo:font-weight="bold" fo:background-color="transparent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style:font-name="Cantarell" fo:font-size="20pt" fo:font-weight="bold" style:font-size-asian="20pt" style:font-weight-asian="bold" style:font-size-complex="20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style:font-name="Cantarell"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-color="#ff99ff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color="#333333" style:font-name="Cantarell Extra Bold"/>
    </style:style>
    <style:style style:name="T2" style:family="text">
      <style:text-properties fo:color="#333333" style:font-name="Cantarell" fo:font-size="12pt" style:font-size-asian="12pt" style:font-size-complex="12pt"/>
    </style:style>
    <style:style style:name="T3" style:family="text">
      <style:text-properties style:font-name="Cantarell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Cantarell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style:font-name="Cantarell Extra Bold" fo:font-size="22pt" fo:background-color="transparent" style:font-size-asian="22pt" style:font-size-complex="22pt"/>
    </style:style>
    <style:style style:name="T6" style:family="text">
      <style:text-properties fo:color="#ffffff" style:font-name="Cantarell1" fo:font-size="11pt" fo:background-color="transparent" style:font-size-asian="11pt" style:font-size-complex="11pt"/>
    </style:style>
    <style:style style:name="T7" style:family="text">
      <style:text-properties fo:color="#ffffff" style:font-name="Cantarell1" fo:font-size="28pt" fo:background-color="transparent" style:font-size-asian="28pt" style:font-size-complex="28pt"/>
    </style:style>
    <style:style style:name="T8" style:family="text">
      <style:text-properties fo:color="#ffffff" style:font-name="Cantarell1" fo:font-size="11pt" fo:font-weight="normal" fo:background-color="transparent" style:font-size-asian="11pt" style:font-weight-asian="normal" style:font-size-complex="11pt" style:font-weight-complex="normal"/>
    </style:style>
    <style:style style:name="T9" style:family="text">
      <style:text-properties fo:color="#808080" style:font-name="Cantarell" fo:font-weight="bold" style:font-weight-asian="bold" style:font-weight-complex="bold"/>
    </style:style>
    <style:style style:name="T10" style:family="text">
      <style:text-properties style:font-name="Cantarell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Cantarel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333333" style:font-name="Cantarell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Cantarell" fo:font-size="20pt" style:font-size-asian="20pt" style:font-size-complex="20pt"/>
    </style:style>
    <style:style style:name="T16" style:family="text">
      <style:text-properties fo:color="#808080" style:font-name="Cantarell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T19" style:family="text">
      <style:text-properties fo:color="#111111" style:font-name="Cantarell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style:font-name="Cantarell1" fo:font-size="15pt" fo:font-weight="bold" fo:background-color="transparent" style:font-size-asian="15pt" style:font-weight-asian="bold" style:font-size-complex="15pt" style:font-weight-complex="bold"/>
    </style:style>
    <style:style style:name="T21" style:family="text">
      <style:text-properties style:font-name="Cantarel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0.889cm" svg:x="1.635cm" svg:y="9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724cm" svg:height="3.042cm" svg:x="6.867cm" svg:y="2.173cm">
          <draw:image xlink:href="Pictures/1000020100000067000000739D9DDB5C91FF41CE.png" xlink:type="simple" xlink:show="embed" xlink:actuate="onLoad">
            <text:p/>
          </draw:image>
        </draw:frame>
        <draw:frame draw:style-name="gr2" draw:text-style-name="P2" draw:layer="layout" svg:width="2.036cm" svg:height="4.1cm" svg:x="12.778cm" svg:y="1.115cm">
          <draw:image xlink:href="Pictures/100002010000004D0000009B2C2007DC6D2902D0.png" xlink:type="simple" xlink:show="embed" xlink:actuate="onLoad">
            <text:p/>
          </draw:image>
        </draw:frame>
        <draw:frame draw:style-name="gr2" draw:text-style-name="P2" draw:layer="layout" svg:width="1.692cm" svg:height="4.1cm" svg:x="16.805cm" svg:y="1.115cm">
          <draw:image xlink:href="Pictures/10000201000000400000009BD2B741CD7831A946.png" xlink:type="simple" xlink:show="embed" xlink:actuate="onLoad">
            <text:p/>
          </draw:image>
        </draw:frame>
        <draw:frame draw:style-name="gr2" draw:text-style-name="P2" draw:layer="layout" svg:width="1.851cm" svg:height="4.047cm" svg:x="23.915cm" svg:y="1.151cm">
          <draw:image xlink:href="Pictures/100002010000004600000099E98BC31DDA04DBCF.png" xlink:type="simple" xlink:show="embed" xlink:actuate="onLoad">
            <text:p/>
          </draw:image>
        </draw:frame>
        <draw:frame draw:style-name="gr3" draw:text-style-name="P4" draw:layer="layout" svg:width="3.893cm" svg:height="1.521cm" svg:x="11.766cm" svg:y="5.115cm">
          <draw:text-box>
            <text:p text:style-name="P3"><text:span text:style-name="T1">alice</text:span></text:p>
            <text:p text:style-name="P3"><text:span text:style-name="T2">@yolo.nohost.me</text:span></text:p>
          </draw:text-box>
        </draw:frame>
        <draw:frame draw:style-name="gr3" draw:text-style-name="P4" draw:layer="layout" svg:width="3.893cm" svg:height="1.521cm" svg:x="15.703cm" svg:y="5.115cm">
          <draw:text-box>
            <text:p text:style-name="P3"><text:span text:style-name="T1">bob</text:span></text:p>
            <text:p text:style-name="P3"><text:span text:style-name="T2">@yolo.nohost.me</text:span></text:p>
          </draw:text-box>
        </draw:frame>
        <draw:frame draw:style-name="gr4" draw:text-style-name="P4" draw:layer="layout" svg:width="2.757cm" svg:height="1.775cm" svg:x="6.806cm" svg:y="4.988cm">
          <draw:text-box>
            <text:p text:style-name="P3"><text:span text:style-name="T1">visiteur</text:span></text:p>
          </draw:text-box>
        </draw:frame>
        <draw:frame draw:style-name="gr5" draw:text-style-name="P4" draw:layer="layout" svg:width="4.253cm" svg:height="1.65cm" svg:x="22.738cm" svg:y="5.216cm">
          <draw:text-box>
            <text:p text:style-name="P3"><text:span text:style-name="T1">root/admin</text:span></text:p>
            <text:p text:style-name="P3"><text:span text:style-name="T2">@yolo.nohost.me</text:span></text:p>
          </draw:text-box>
        </draw:frame>
        <draw:custom-shape draw:style-name="gr6" draw:text-style-name="P6" draw:layer="layout" svg:width="5.026cm" svg:height="1.143cm" svg:x="1.054cm" svg:y="4.934cm">
          <text:p text:style-name="P5"><text:span text:style-name="T3">Utilisateurs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0.006cm" svg:y1="3.94cm" svg:x2="22.927cm" svg:y2="3.94cm">
          <text:p text:style-name="P7"><text:span text:style-name="T4">créé des</text:span></text:p>
          <text:p text:style-name="P7"><text:span text:style-name="T4">utilisateurs</text:span></text:p>
        </draw:line>
        <draw:custom-shape draw:style-name="gr8" draw:text-style-name="P10" draw:layer="layout" svg:width="3cm" svg:height="3cm" svg:x="14.332cm" svg:y="11.084cm">
          <text:p text:style-name="P9"><text:span text:style-name="T5">Ne</text:span></text:p>
          <text:p text:style-name="P9"><text:span text:style-name="T6">Nextcloud</text:span></text:p>
          <text:p text:style-name="P9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cm" svg:height="3cm" svg:x="17.661cm" svg:y="11.084cm">
          <text:p text:style-name="P9"><text:span text:style-name="T5">Ra</text:span></text:p>
          <text:p text:style-name="P9"><text:span text:style-name="T8">Rainloop</text:span></text:p>
          <text:p text:style-name="P9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3cm" svg:height="3cm" svg:x="10.522cm" svg:y="11.06cm">
          <text:p text:style-name="P9"><text:span text:style-name="T5">Wo</text:span></text:p>
          <text:p text:style-name="P9"><text:span text:style-name="T6">Wordpress</text:span></text:p>
          <text:p text:style-name="P9"><text:span text:style-name="T7"><text:s/>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3.93cm" svg:y1="9.69cm" svg:x2="13.954cm" svg:y2="15.605cm">
          <text:p/>
        </draw:line>
        <draw:line draw:style-name="gr11" draw:text-style-name="P13" draw:layer="layout" svg:x1="13.93cm" svg:y1="9.59cm" svg:x2="21.55cm" svg:y2="9.59cm">
          <text:p/>
        </draw:line>
        <draw:line draw:style-name="gr7" draw:text-style-name="P14" draw:layer="layout" svg:x1="15.87cm" svg:y1="8.62cm" svg:x2="15.87cm" svg:y2="7.585cm">
          <text:p/>
        </draw:line>
        <draw:line draw:style-name="gr7" draw:text-style-name="P14" draw:layer="layout" svg:x1="18.41cm" svg:y1="8.347cm" svg:x2="17.521cm" svg:y2="7.458cm">
          <text:p/>
        </draw:line>
        <draw:line draw:style-name="gr7" draw:text-style-name="P14" draw:layer="layout" svg:x1="13.33cm" svg:y1="8.366cm" svg:x2="14.219cm" svg:y2="7.458cm">
          <text:p/>
        </draw:line>
        <draw:frame draw:style-name="gr4" draw:text-style-name="P16" draw:layer="layout" svg:width="3.62cm" svg:height="1.775cm" svg:x="14.071cm" svg:y="6.642cm">
          <draw:text-box>
            <text:p text:style-name="P15"><text:span text:style-name="T9">accèdent à</text:span></text:p>
          </draw:text-box>
        </draw:frame>
        <draw:custom-shape draw:style-name="gr6" draw:text-style-name="P6" draw:layer="layout" svg:width="5.026cm" svg:height="1.143cm" svg:x="1.054cm" svg:y="8.632cm">
          <text:p text:style-name="P5"><text:span text:style-name="T3">Domaine</text:span><text:span text:style-name="T10">(s)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131cm" svg:height="1.013cm" svg:x="6.672cm" svg:y="6.643cm">
          <draw:text-box>
            <text:p text:style-name="P15"><text:span text:style-name="T9">accède à</text:span></text:p>
          </draw:text-box>
        </draw:frame>
        <draw:custom-shape draw:style-name="gr6" draw:text-style-name="P6" draw:layer="layout" svg:width="5.026cm" svg:height="1.143cm" svg:x="1.054cm" svg:y="12.022cm">
          <text:p text:style-name="P5"><text:span text:style-name="T3">Applications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.794cm" svg:height="1.098cm" svg:x="17.713cm" svg:y="9.771cm">
          <draw:text-box>
            <text:p text:style-name="P17"><text:span text:style-name="T11">/ </text:span><text:span text:style-name="T12">mail</text:span></text:p>
          </draw:text-box>
        </draw:frame>
        <draw:frame draw:style-name="gr14" draw:text-style-name="P20" draw:layer="layout" svg:width="6.643cm" svg:height="1.607cm" svg:x="13.915cm" svg:y="8.621cm">
          <draw:text-box>
            <text:p text:style-name="P19"><text:span text:style-name="T13">Portail utilisateur (SSO)</text:span></text:p>
          </draw:text-box>
        </draw:frame>
        <draw:frame draw:style-name="gr13" draw:text-style-name="P22" draw:layer="layout" svg:width="2.794cm" svg:height="1.098cm" svg:x="14.413cm" svg:y="9.772cm">
          <draw:text-box>
            <text:p text:style-name="P21"><text:span text:style-name="T11">/ </text:span><text:span text:style-name="T14">cloud</text:span></text:p>
          </draw:text-box>
        </draw:frame>
        <draw:frame draw:style-name="gr13" draw:text-style-name="P18" draw:layer="layout" svg:width="2.794cm" svg:height="1.098cm" svg:x="10.601cm" svg:y="9.79cm">
          <draw:text-box>
            <text:p text:style-name="P17"><text:span text:style-name="T11">/ </text:span><text:span text:style-name="T12">blog</text:span></text:p>
          </draw:text-box>
        </draw:frame>
        <draw:frame draw:style-name="gr15" draw:text-style-name="P24" draw:layer="layout" svg:width="8.066cm" svg:height="1.945cm" svg:x="1.759cm" svg:y="9.773cm">
          <draw:text-box>
            <text:p text:style-name="P23"><text:span text:style-name="T15">https://yolo.nohost.me</text:span></text:p>
          </draw:text-box>
        </draw:frame>
        <draw:line draw:style-name="gr7" draw:text-style-name="P14" draw:layer="layout" svg:x1="23.59cm" svg:y1="12.83cm" svg:x2="24.86cm" svg:y2="12.83cm">
          <text:p/>
        </draw:line>
        <draw:line draw:style-name="gr16" draw:text-style-name="P14" draw:layer="layout" svg:x1="24.876cm" svg:y1="9.636cm" svg:x2="24.876cm" svg:y2="12.811cm">
          <text:p/>
        </draw:line>
        <draw:frame draw:style-name="gr17" draw:text-style-name="P16" draw:layer="layout" svg:width="3.766cm" svg:height="3.299cm" svg:x="23.269cm" svg:y="7.104cm">
          <draw:text-box>
            <text:p text:style-name="P15"><text:span text:style-name="T9">installe</text:span></text:p>
            <text:p text:style-name="P15"><text:span text:style-name="T16">et</text:span></text:p>
            <text:p text:style-name="P15"><text:span text:style-name="T9">configure</text:span></text:p>
          </draw:text-box>
        </draw:frame>
        <draw:frame draw:style-name="gr18" draw:text-style-name="P26" draw:layer="layout" svg:width="4.572cm" svg:height="1.013cm" svg:x="14.135cm" svg:y="14.238cm">
          <draw:text-box>
            <text:p text:style-name="P25"><text:span text:style-name="T17">privé → </text:span></text:p>
          </draw:text-box>
        </draw:frame>
        <draw:frame draw:style-name="gr19" draw:text-style-name="P28" draw:layer="layout" svg:width="4.572cm" svg:height="1.013cm" svg:x="9.201cm" svg:y="14.262cm">
          <draw:text-box>
            <text:p text:style-name="P27"><text:span text:style-name="T17"><text:s text:c="12"/>← </text:span><text:span text:style-name="T17">public</text:span></text:p>
          </draw:text-box>
        </draw:frame>
        <draw:frame draw:style-name="gr4" draw:text-style-name="P16" draw:layer="layout" svg:width="4.47cm" svg:height="1.775cm" svg:x="15.072cm" svg:y="15.543cm">
          <draw:text-box>
            <text:p text:style-name="P15"><text:span text:style-name="T9">reposent sur</text:span></text:p>
          </draw:text-box>
        </draw:frame>
        <draw:line draw:style-name="gr7" draw:text-style-name="P14" draw:layer="layout" svg:x1="14.797cm" svg:y1="16.694cm" svg:x2="14.797cm" svg:y2="15.659cm">
          <text:p/>
        </draw:line>
        <draw:frame draw:style-name="gr20" draw:text-style-name="P18" draw:layer="layout" svg:width="1.623cm" svg:height="1.098cm" svg:x="21.213cm" svg:y="9.771cm">
          <draw:text-box>
            <text:p text:style-name="P17"><text:span text:style-name="T11">. . .</text:span></text:p>
          </draw:text-box>
        </draw:frame>
        <draw:line draw:style-name="gr7" draw:text-style-name="P14" draw:layer="layout" svg:x1="23.608cm" svg:y1="10.33cm" svg:x2="24.878cm" svg:y2="10.33cm">
          <text:p/>
        </draw:line>
        <draw:custom-shape draw:style-name="gr21" draw:text-style-name="P30" draw:layer="layout" svg:width="2.54cm" svg:height="2.54cm" svg:x="7.35cm" svg:y="16.84cm">
          <text:p text:style-name="P29"><text:span text:style-name="T18">ngin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5.026cm" svg:height="1.143cm" svg:x="1.054cm" svg:y="17.122cm">
          <text:p text:style-name="P5"><text:span text:style-name="T3">Services</text:span></text:p>
          <draw:enhanced-geometry svg:viewBox="0 0 21600 21600" draw:type="rectangle" draw:enhanced-path="M 0 0 L 21600 0 21600 21600 0 21600 0 0 Z N"/>
        </draw:custom-shape>
        <draw:frame draw:style-name="gr4" draw:text-style-name="P32" draw:layer="layout" svg:width="2.811cm" svg:height="1.775cm" svg:x="7.144cm" svg:y="19.386cm">
          <draw:text-box>
            <text:p text:style-name="P31"><text:span text:style-name="T19">serveur</text:span></text:p>
            <text:p text:style-name="P31"><text:span text:style-name="T19">web</text:span></text:p>
          </draw:text-box>
        </draw:frame>
        <draw:custom-shape draw:style-name="gr22" draw:text-style-name="P33" draw:layer="layout" svg:width="2.54cm" svg:height="2.529cm" svg:x="11.35cm" svg:y="16.851cm">
          <text:p text:style-name="P29"><text:span text:style-name="T18">mysq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35" draw:layer="layout" svg:width="2.54cm" svg:height="2.54cm" svg:x="15.35cm" svg:y="16.84cm">
          <text:p text:style-name="P34"><text:span text:style-name="T20">postfi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2" draw:layer="layout" svg:width="4.189cm" svg:height="1.775cm" svg:x="15.245cm" svg:y="19.386cm">
          <draw:text-box>
            <text:p text:style-name="P31"><text:span text:style-name="T19">serveur</text:span></text:p>
            <text:p text:style-name="P31"><text:span text:style-name="T19">mail</text:span></text:p>
          </draw:text-box>
        </draw:frame>
        <draw:frame draw:style-name="gr20" draw:text-style-name="P37" draw:layer="layout" svg:width="1.623cm" svg:height="1.098cm" svg:x="21.214cm" svg:y="11.771cm">
          <draw:text-box>
            <text:p text:style-name="P36"><text:span text:style-name="T21">. . .</text:span></text:p>
          </draw:text-box>
        </draw:frame>
        <draw:custom-shape draw:style-name="gr24" draw:text-style-name="P38" draw:layer="layout" svg:width="2.54cm" svg:height="2.54cm" svg:x="19.351cm" svg:y="16.84cm">
          <text:p text:style-name="P29"><text:span text:style-name="T18">slap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2" draw:layer="layout" svg:width="3.829cm" svg:height="1.775cm" svg:x="18.646cm" svg:y="19.386cm">
          <draw:text-box>
            <text:p text:style-name="P31"><text:span text:style-name="T19">base utilisateurs</text:span></text:p>
          </draw:text-box>
        </draw:frame>
        <draw:frame draw:style-name="gr20" draw:text-style-name="P37" draw:layer="layout" svg:width="1.623cm" svg:height="1.098cm" svg:x="22.971cm" svg:y="17.509cm">
          <draw:text-box>
            <text:p text:style-name="P36"><text:span text:style-name="T21">. . .</text:span></text:p>
          </draw:text-box>
        </draw:frame>
        <draw:line draw:style-name="gr7" draw:text-style-name="P14" draw:layer="layout" svg:x1="10.144cm" svg:y1="8.493cm" svg:x2="9.255cm" svg:y2="7.604cm">
          <text:p/>
        </draw:line>
        <draw:line draw:style-name="gr7" draw:text-style-name="P14" draw:layer="layout" svg:x1="18.396cm" svg:y1="8.333cm" svg:x2="17.507cm" svg:y2="7.444cm">
          <text:p/>
        </draw:line>
        <draw:frame draw:style-name="gr4" draw:text-style-name="P32" draw:layer="layout" svg:width="4.189cm" svg:height="1.775cm" svg:x="10.545cm" svg:y="19.387cm">
          <draw:text-box>
            <text:p text:style-name="P31"><text:span text:style-name="T19">données des</text:span></text:p>
            <text:p text:style-name="P31"><text:span text:style-name="T19">applic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ee4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8:29:19.223147857</meta:creation-date>
    <dc:date>2018-08-26T23:28:17.455119117</dc:date>
    <meta:editing-duration>PT1H25M59S</meta:editing-duration>
    <meta:editing-cycles>5</meta:editing-cycles>
    <meta:generator>LibreOffice/5.4.7.2$Linux_X86_64 LibreOffice_project/40m0$Build-2</meta:generator>
    <meta:document-statistic meta:object-count="50"/>
  </office:meta>
</office:document-meta>
</file>